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2" svg:font-family="Arial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2" fo:font-size="10pt" style:font-size-asian="10pt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2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Betreff: SPS-Labor, SPS-Programm "Übungsgerät Teil 1".</text:span></text:p>
      <text:p text:style-name="P1"/>
      <text:p text:style-name="Standard"><text:span text:style-name="T1">Anbei meine gegenüber der Präsentation am Montag</text:span></text:p>
      <text:p text:style-name="Standard"><text:span text:style-name="T1">verbesserte Version meines</text:span></text:p>
      <text:p text:style-name="P1"/>
      <text:p text:style-name="Standard"><text:span text:style-name="T1">SPS-Programms "Übungsgerät Teil 1" ( Versuch 2b ),</text:span></text:p>
      <text:p text:style-name="P1"/>
      <text:p text:style-name="Standard"><text:span text:style-name="T1">bei der jetzt auch die Leuchtdioden am Simulator getestet werden können:</text:span></text:p>
      <text:p text:style-name="P1"/>
      <text:p text:style-name="Standard"><text:span text:style-name="T1">Die Analog-Eingabe von Kanal1 oder Kanal2 gibt ständig einen Wert auf den 16 Leuchtdioden aus,</text:span></text:p>
      <text:p text:style-name="Standard"><text:span text:style-name="T1">aber wenn man einen der 16 Schalter drückt, wird die Logik der entsprechenden Leuchtdiode per XOR umgedreht:</text:span></text:p>
      <text:p text:style-name="P1"/>
      <text:p text:style-name="Standard"><text:span text:style-name="T1">Wenn LED "an" war aufgrund der A/D Wandlung, ist sie nun "aus".</text:span></text:p>
      <text:p text:style-name="Standard"><text:span text:style-name="T1">Wenn LED "aus" war aufgrund der A/D Wandlung, ist sie nun "an".</text:span></text:p>
      <text:p text:style-name="P1"/>
      <text:p text:style-name="Standard"><text:span text:style-name="T1">Mit freundlichen Grüßen</text:span></text:p>
      <text:p text:style-name="Standard"><text:span text:style-name="T1">Rolf Hemmerling, </text:span></text:p>
      <text:p text:style-name="Standard"><text:span text:style-name="T1">Student der Informationstechnik, Teilnehmer am Labor "SPS-Labor",</text:span></text:p>
      <text:p text:style-name="Standard"><text:span text:style-name="T1">Matrikel-Nummer #917757</text:span>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2" svg:font-family="Arial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183d5b-f8ccaf6-3804794-95b4be8-895629</meta:generator>
    <dc:date>2015-04-03T11:32:06.35</dc:date>
    <meta:editing-duration>P0D</meta:editing-duration>
    <meta:editing-cycles>1</meta:editing-cycles>
    <meta:document-statistic meta:table-count="0" meta:image-count="0" meta:object-count="0" meta:page-count="1" meta:paragraph-count="13" meta:word-count="105" meta:character-count="706" meta:non-whitespace-character-count="613"/>
  </office:meta>
</office:document-meta>
</file>